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7543641749487168076" text:style-name="L1">
        <text:list-item>
          <text:p text:style-name="P155"><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днима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text:span><text:span text:style-name="T20">пегаске</text:span><text:span text:style-name="T20">,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во время этих сеансов «лечения» не расфигачить вдребезги фургончик Трикси, нам его ещё возвращать придётся.</text:p>
      <text:p text:style-name="P62"/>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text:soft-page-break/>«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text:soft-page-break/>–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text:soft-page-break/></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text:soft-page-break/>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oft-page-break/><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text:soft-page-break/>–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oft-page-break/><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soft-page-break/>…</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text:soft-page-break/>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text:p>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soft-page-break/>…</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oft-page-break/><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text:soft-page-break/></text:p>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text:soft-page-break/></text:p>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text:soft-page-break/>–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text:soft-page-break/>–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text:soft-page-break/>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text:soft-page-break/>–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text:soft-page-break/>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text:soft-page-break/>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text:soft-page-break/></text:p>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text:soft-page-break/>–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text:soft-page-break/></text:p>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text:soft-page-break/></text:p>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text:soft-page-break/>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text:soft-page-break/>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25T14:32:47.12</dc:date>
    <meta:editing-duration>P158DT14H11M6S</meta:editing-duration>
    <meta:editing-cycles>10062</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1" meta:paragraph-count="4940" meta:word-count="108127" meta:character-count="687580"/>
  </office:meta>
</office:document-meta>
</file>